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margin-top="0.1665in" fo:margin-bottom="0in" loext:contextual-spacing="false" fo:line-height="7%" fo:text-align="center" style:justify-single-word="false"/>
    </style:style>
    <style:style style:name="P3" style:family="paragraph" style:parent-style-name="Standard">
      <style:paragraph-properties fo:margin-top="0.1665in" fo:margin-bottom="0in" loext:contextual-spacing="false" fo:line-height="115%"/>
    </style:style>
    <style:style style:name="P4" style:family="paragraph" style:parent-style-name="Standard">
      <style:paragraph-properties fo:margin-top="0.1665in" fo:margin-bottom="0in" loext:contextual-spacing="false" fo:line-height="115%" fo:text-align="center" style:justify-single-word="false"/>
      <style:text-properties fo:font-size="13pt" fo:font-weight="bold" style:font-size-asian="13pt" style:font-weight-asian="bold" style:font-size-complex="13pt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7%" fo:text-align="center" style:justify-single-word="false" style:page-number="1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38761d" fo:font-size="12pt" fo:font-weight="bold" style:font-size-asian="12pt" style:font-weight-asian="bold" style:font-size-complex="12pt"/>
    </style:style>
    <style:style style:name="T6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duarda inacio de godoi</text:span></text:p>
      <text:p text:style-name="P2"><text:span text:style-name="T2">(41)8833-8484</text:span></text:p>
      <text:p text:style-name="P2"><text:span text:style-name="T3">eduarda.i@gmail.com</text:span></text:p>
      <text:p text:style-name="P3"><text:span text:style-name="T4">OBJETIVO</text:span></text:p>
      <text:p text:style-name="P3">Quero alcançar uma vida estável, para isso estou fazendo um pacote de cursos: com oficce, windows 11, administração etc. E pretendo no futuro realizar um curso de inglês completo</text:p>
      <text:p text:style-name="P3"><text:span text:style-name="T4">FORMAÇÃO ACADÊMICA</text:span></text:p>
      <text:p text:style-name="P3"><text:span text:style-name="T4">Colégio estadual Dep. Vespertino F. Pimpão</text:span> - 1° ano ensino médio(cursando)</text:p>
      <text:p text:style-name="P3"><text:span text:style-name="T2">Prepara Cursos – </text:span>Curso pacote office ( cursando )</text:p>
      <text:p text:style-name="P3"><text:span text:style-name="T4">PROJETOS</text:span></text:p>
      <text:p text:style-name="P3"><text:span text:style-name="T5">Pin Pong</text:span></text:p>
      <text:p text:style-name="P3">Apenas uma pequeno projeto para treinar algumas habilidades no java; é apenas uma recriação do antigo jogo “<text:span text:style-name="T6">pong</text:span>”</text:p>
      <text:p text:style-name="P3">Meu perfil no GitHub:</text:p>
      <text:p text:style-name="P3"><text:span text:style-name="T4">TECNOLOGIAS</text:span></text:p>
      <text:list xml:id="list2924910107" text:style-name="WWNum1">
        <text:list-item>
          <text:p text:style-name="P6">Linguagem – java (iniciante)</text:p>
        </text:list-item>
        <text:list-item>
          <text:p text:style-name="P7">power point</text:p>
        </text:list-item>
        <text:list-item>
          <text:p text:style-name="P8">windows 11</text:p>
        </text:list-item>
      </text:list>
      <text:p text:style-name="P3"><text:span text:style-name="T4">IDIOMAS</text:span></text:p>
      <text:p text:style-name="P3">Inglês - Iniciante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97" meta:character-count="620" meta:non-whitespace-character-count="542"/>
    <meta:generator>LibreOfficeDev/6.0.5.2$Linux_X86_64 LibreOffice_project/</meta:generator>
  </office:meta>
</office:document-meta>
</file>